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family-generic="system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family-generic="system" style:font-pitch="variable"/>
    <style:font-face style:name="Source Sans Pro1" svg:font-family="'Source Sans Pro'" style:font-pitch="variable"/>
    <style:font-face style:name="Source Sans Pro2" svg:font-family="'Source Sans Pro'" style:font-family-generic="moder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27pt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style:text-properties fo:language="en" fo:country="AU"/>
    </style:style>
    <style:style style:name="P5" style:family="paragraph">
      <loext:graphic-properties draw:fill-color="#ffffff"/>
      <style:text-properties fo:font-size="20pt" style:font-size-asian="20pt" style:font-size-complex="20pt"/>
    </style:style>
    <style:style style:name="P6" style:family="paragraph">
      <style:paragraph-properties fo:margin-left="0cm" fo:margin-right="0cm" fo:margin-top="0cm" fo:margin-bottom="0.372cm" fo:text-indent="0cm"/>
    </style:style>
    <style:style style:name="T1" style:family="text">
      <style:text-properties fo:language="en" fo:country="AU"/>
    </style:style>
    <style:style style:name="T2" style:family="text">
      <style:text-properties style:use-window-font-color="true" loext:opacity="0%" style:text-outline="false" style:text-line-through-style="none" style:text-line-through-type="none" style:font-name="Source Sans Pro1" fo:font-size="21pt" fo:language="en" fo:country="A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Mono" fo:font-size="21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The<text:line-break/>Cookbook Recipe<text:line-break/>Challenge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 text:style-name="P2">Starring: concurrent.futures and asyncio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What is the challenge?</text:p>
          </draw:text-box>
        </draw:frame>
        <draw:frame presentation:style-name="pr5" draw:text-style-name="P4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4"><text:span text:style-name="T1">A trick to help overcome the curse of knowledge:</text:span></text:p>
                <text:list>
                  <text:list-item>
                    <text:p text:style-name="P4"><text:span text:style-name="T1">We forget what we had to learn after we have learned it</text:span></text:p>
                  </text:list-item>
                </text:list>
              </text:list-item>
              <text:list-item>
                <text:p text:style-name="P4"><text:span text:style-name="T1">The steps:</text:span></text:p>
                <text:list>
                  <text:list-item>
                    <text:p text:style-name="P4"><text:span text:style-name="T2">Consider a programming style we believe to be “</text:span><text:span text:style-name="T1">intuitive”</text:span></text:p>
                  </text:list-item>
                  <text:list-item>
                    <text:p text:style-name="P4"><text:span text:style-name="T1">Contemplate writing a cookbook recipe in that style</text:span></text:p>
                  </text:list-item>
                  <text:list-item>
                    <text:p text:style-name="P4"><text:span text:style-name="T1">Consider the training required to get a human to cook it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Cooking at home</text:p>
          </draw:text-box>
        </draw:frame>
        <draw:frame presentation:style-name="pr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Characteristics of home kitchen recipes:</text:p>
                <text:list>
                  <text:list-item>
                    <text:p>Focus on one dish at a time</text:p>
                  </text:list-item>
                  <text:list-item>
                    <text:p>Start with the ingredients</text:p>
                  </text:list-item>
                  <text:list-item>
                    <text:p>Follow step-by-step instructions</text:p>
                  </text:list-item>
                  <text:list-item>
                    <text:p>Maybe perform some tasks in parallel (e.g. baking, cooling)</text:p>
                  </text:list-item>
                </text:list>
              </text:list-item>
              <text:list-item>
                <text:p>Remind you of anything?</text:p>
                <text:list>
                  <text:list-item>
                    <text:p>Python as an imperative scripting language</text:p>
                  </text:list-item>
                  <text:list-item>
                    <text:p>Executors from <text:span text:style-name="T3">concurrent.futures</text:span> to run background tasks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Cooking at a fast food joint</text:p>
          </draw:text-box>
        </draw:frame>
        <draw:frame presentation:style-name="pr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Characteristics of fast food cooking:</text:p>
                <text:list>
                  <text:list-item>
                    <text:p>Focus on filling orders from multiple sources</text:p>
                    <text:list>
                      <text:list-item>
                        <text:p>Online, drive-through, counter</text:p>
                      </text:list-item>
                    </text:list>
                  </text:list-item>
                  <text:list-item>
                    <text:p>Need to get all components of an order ready in parallel</text:p>
                  </text:list-item>
                  <text:list-item>
                    <text:p>Staff are trained to perform the required steps</text:p>
                  </text:list-item>
                  <text:list-item>
                    <text:p>Infrastructure in place to support the process</text:p>
                  </text:list-item>
                </text:list>
              </text:list-item>
              <text:list-item>
                <text:p>Remind you of anything?</text:p>
                <text:list>
                  <text:list-item>
                    <text:p>Python as an application development language</text:p>
                  </text:list-item>
                  <text:list-item>
                    <text:p><text:span text:style-name="T3">asyncio</text:span> to interleave multiple concurrent requests and tasks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Hosting a dinner party</text:p>
          </draw:text-box>
        </draw:frame>
        <draw:frame presentation:style-name="pr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Characteristics of hosting a dinner party:</text:p>
                <text:list>
                  <text:list-item>
                    <text:p>Multiple dishes all need to be ready at the right time</text:p>
                  </text:list-item>
                  <text:list-item>
                    <text:p>Extra events need to be handled (e.g. guests arriving early)</text:p>
                  </text:list-item>
                </text:list>
              </text:list-item>
              <text:list-item>
                <text:p>Remind you of anything?</text:p>
                <text:list>
                  <text:list-item>
                    <text:p>Scripting problems often grow into app dev problems</text:p>
                  </text:list-item>
                  <text:list-item>
                    <text:p>App development often includes smaller scripting problems</text:p>
                  </text:list-item>
                  <text:list-item>
                    <text:p><text:span text:style-name="T3">asyncio.get_running_loop().run_in_executor()</text:span><text:line-break/>combines synchronous code with asynchronous applications</text:p>
                  </text:list-item>
                  <text:list-item>
                    <text:p>In other words: <text:span text:style-name="T3">asyncio</text:span> includes <text:span text:style-name="T3">concurrent.futures</text:span>!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Conclusion?</text:p>
          </draw:text-box>
        </draw:frame>
        <draw:frame presentation:style-name="pr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Imperative programming does have real limitations on its ability to handle complexity</text:p>
              </text:list-item>
              <text:list-item>
                <text:p text:style-name="P6">Imperative programming is still a good starting point and building block</text:p>
              </text:list-item>
              <text:list-item>
                <text:p text:style-name="P6">Learning to manage background tasks can be a good stepping stone to fully asynchronous programming</text:p>
              </text:list-item>
              <text:list-item>
                <text:p text:style-name="P6">The learning curve for asynchronous programming is less steep than it used to be (but will never be flat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family-generic="system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family-generic="system" style:font-pitch="variable"/>
    <style:font-face style:name="Source Sans Pro1" svg:font-family="'Source Sans Pro'" style:font-pitch="variable"/>
    <style:font-face style:name="Source Sans Pro2" svg:font-family="'Source Sans Pro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0T17:14:16.000434319</meta:creation-date>
    <meta:editing-duration>PT15M33S</meta:editing-duration>
    <meta:editing-cycles>4</meta:editing-cycles>
    <meta:generator>LibreOffice/7.2.7.2$Linux_X86_64 LibreOffice_project/20$Build-2</meta:generator>
    <dc:title>Vivid</dc:title>
    <dc:date>2022-08-20T18:24:37.185671908</dc:date>
    <meta:document-statistic meta:object-count="68"/>
  </office:meta>
</office:document-meta>
</file>